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AttributeMap.setAttribute( Configuration modeConf , Map objectModel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AttributeMap.rollback( Configuration modeConf , Map objectModel , 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AttributeMap.commit( Configuration modeConf , Map object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